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9000000314622288AFDF60A3C5.png" manifest:media-type="image/png"/>
  <manifest:file-entry manifest:full-path="Pictures/10000201000000050000000378E373F2B6BDEC02.png" manifest:media-type="image/png"/>
  <manifest:file-entry manifest:full-path="Pictures/10000201000003AB000002E181FC159942EF9CE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图像1" text:anchor-type="paragraph" svg:width="0.132cm" svg:height="0.079cm" draw:z-index="0"><draw:image xlink:href="Pictures/10000201000000050000000378E373F2B6BDEC02.png" xlink:type="simple" xlink:show="embed" xlink:actuate="onLoad" loext:mime-type="image/x-vclgraphic"/></draw:frame><draw:frame draw:style-name="fr2" draw:name="图像2" text:anchor-type="paragraph" svg:x="-0.291cm" svg:y="0cm" svg:width="17cm" svg:height="13.342cm" draw:z-index="1"><draw:image xlink:href="Pictures/10000201000003AB000002E181FC159942EF9CE4.png" xlink:type="simple" xlink:show="embed" xlink:actuate="onLoad" loext:mime-type="image/x-vclgraphic"/></draw:frame><draw:frame draw:style-name="fr2" draw:name="图像3" text:anchor-type="paragraph" svg:x="-0.37cm" svg:y="13.785cm" svg:width="17cm" svg:height="11.469cm" draw:z-index="2"><draw:image xlink:href="Pictures/100002010000049000000314622288AFDF60A3C5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08:28:49.238389655</meta:creation-date>
    <dc:date>2019-07-08T08:30:14.890484310</dc:date>
    <meta:editing-duration>PT1M29S</meta:editing-duration>
    <meta:editing-cycles>1</meta:editing-cycles>
    <meta:document-statistic meta:table-count="0" meta:image-count="3" meta:object-count="0" meta:page-count="1" meta:paragraph-count="0" meta:word-count="0" meta:character-count="0" meta:non-whitespace-character-count="0"/>
    <meta:generator>LibreOffice/6.0.3.2$Linux_X86_64 LibreOffice_project/00m0$Build-2</meta:generator>
  </office:meta>
</office:document-meta>
</file>